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auto-grow-height="true" fo:min-height="13.86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family="'Droid Sans'" style:font-family-generic="swiss" style:font-pitch="variable"/>
    </style:style>
    <style:style style:name="P2" style:family="paragraph">
      <style:text-properties fo:font-size="20pt"/>
    </style:style>
    <style:style style:name="T1" style:family="text">
      <style:text-properties fo:font-family="'Droid Sans'" style:font-family-generic="swiss" style:font-pitch="variable"/>
    </style:style>
    <style:style style:name="T2" style:family="text">
      <style:text-properties fo:color="#ff0000" fo:font-family="'Droid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ypes.cs.washington.edu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/></text:span><text:span text:style-name="T1">type system</text:span></text:p>
          </draw:text-box>
        </draw:frame>
        <draw:frame presentation:style-name="pr2" draw:layer="layout" svg:width="25.905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Runtime behavior to prevent:</text:span><text:line-break/><text:tab/></text:p>
              </text:list-item>
              <text:list-item>
                <text:p><text:span text:style-name="T2">Legal operations:</text:span><text:span text:style-name="T1"><text:line-break/></text:span><text:span text:style-name="T1"><text:tab/></text:span></text:p>
              </text:list-item>
              <text:list-item>
                <text:p><text:span text:style-name="T2">Types of data:</text:span><text:span text:style-name="T1"><text:line-break/></text:span><text:span text:style-name="T1"><text:tab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/></text:span><text:span text:style-name="T1">type system</text:span></text:p>
          </draw:text-box>
        </draw:frame>
        <draw:frame presentation:style-name="pr2" draw:layer="layout" svg:width="25.905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Runtime behavior to prevent:</text:span><text:line-break/><text:tab/></text:p>
              </text:list-item>
              <text:list-item>
                <text:p><text:span text:style-name="T2">Legal operations:</text:span><text:span text:style-name="T1"><text:line-break/></text:span><text:span text:style-name="T1"><text:tab/></text:span></text:p>
              </text:list-item>
              <text:list-item>
                <text:p><text:span text:style-name="T2">Types of data:</text:span><text:span text:style-name="T1"><text:line-break/></text:span><text:span text:style-name="T1"><text:tab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/></text:span><text:span text:style-name="T1">type system</text:span></text:p>
          </draw:text-box>
        </draw:frame>
        <draw:frame presentation:style-name="pr2" draw:layer="layout" svg:width="25.905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Runtime behavior to prevent:</text:span><text:line-break/><text:tab/></text:p>
              </text:list-item>
              <text:list-item>
                <text:p><text:span text:style-name="T2">Legal operations:</text:span><text:span text:style-name="T1"><text:line-break/></text:span><text:span text:style-name="T1"><text:tab/></text:span></text:p>
              </text:list-item>
              <text:list-item>
                <text:p><text:span text:style-name="T2">Types of data:</text:span><text:span text:style-name="T1"><text:line-break/></text:span><text:span text:style-name="T1"><text:tab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/></text:span><text:span text:style-name="T1">type system</text:span></text:p>
          </draw:text-box>
        </draw:frame>
        <draw:frame presentation:style-name="pr2" draw:layer="layout" svg:width="25.905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Runtime behavior to prevent:</text:span><text:line-break/><text:tab/></text:p>
              </text:list-item>
              <text:list-item>
                <text:p><text:span text:style-name="T2">Legal operations:</text:span><text:span text:style-name="T1"><text:line-break/></text:span><text:span text:style-name="T1"><text:tab/></text:span></text:p>
              </text:list-item>
              <text:list-item>
                <text:p><text:span text:style-name="T2">Types of data:</text:span><text:span text:style-name="T1"><text:line-break/></text:span><text:span text:style-name="T1"><text:tab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/></text:span><text:span text:style-name="T1">type system</text:span></text:p>
          </draw:text-box>
        </draw:frame>
        <draw:frame presentation:style-name="pr2" draw:layer="layout" svg:width="25.905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Runtime behavior to prevent:</text:span><text:line-break/><text:tab/></text:p>
              </text:list-item>
              <text:list-item>
                <text:p><text:span text:style-name="T2">Legal operations:</text:span><text:span text:style-name="T1"><text:line-break/></text:span><text:span text:style-name="T1"><text:tab/></text:span></text:p>
              </text:list-item>
              <text:list-item>
                <text:p><text:span text:style-name="T2">Types of data:</text:span><text:span text:style-name="T1"><text:line-break/></text:span><text:span text:style-name="T1"><text:tab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/></text:span><text:span text:style-name="T1">type system</text:span></text:p>
          </draw:text-box>
        </draw:frame>
        <draw:frame presentation:style-name="pr2" draw:layer="layout" svg:width="25.905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Runtime behavior to prevent:</text:span><text:line-break/><text:tab/></text:p>
              </text:list-item>
              <text:list-item>
                <text:p><text:span text:style-name="T2">Legal operations:</text:span><text:span text:style-name="T1"><text:line-break/></text:span><text:span text:style-name="T1"><text:tab/></text:span></text:p>
              </text:list-item>
              <text:list-item>
                <text:p><text:span text:style-name="T2">Types of data:</text:span><text:span text:style-name="T1"><text:line-break/></text:span><text:span text:style-name="T1"><text:tab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/></text:span><text:span text:style-name="T1">type system</text:span></text:p>
          </draw:text-box>
        </draw:frame>
        <draw:frame presentation:style-name="pr2" draw:layer="layout" svg:width="25.905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Runtime behavior to prevent:</text:span><text:line-break/><text:tab/></text:p>
              </text:list-item>
              <text:list-item>
                <text:p><text:span text:style-name="T2">Legal operations:</text:span><text:span text:style-name="T1"><text:line-break/></text:span><text:span text:style-name="T1"><text:tab/></text:span></text:p>
              </text:list-item>
              <text:list-item>
                <text:p><text:span text:style-name="T2">Types of data:</text:span><text:span text:style-name="T1"><text:line-break/></text:span><text:span text:style-name="T1"><text:tab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/></text:span><text:span text:style-name="T1">type system</text:span></text:p>
          </draw:text-box>
        </draw:frame>
        <draw:frame presentation:style-name="pr2" draw:layer="layout" svg:width="25.905cm" svg:height="13.86cm" svg:x="1.4cm" svg:y="4.914cm" presentation:class="outline" presentation:user-transformed="true">
          <draw:text-box>
            <text:list text:style-name="L2">
              <text:list-item>
                <text:p><text:span text:style-name="T2">Runtime behavior to prevent:</text:span><text:line-break/><text:tab/></text:p>
              </text:list-item>
              <text:list-item>
                <text:p><text:span text:style-name="T2">Legal operations:</text:span><text:span text:style-name="T1"><text:line-break/></text:span><text:span text:style-name="T1"><text:tab/></text:span></text:p>
              </text:list-item>
              <text:list-item>
                <text:p><text:span text:style-name="T2">Types of data:</text:span><text:span text:style-name="T1"><text:line-break/></text:span><text:span text:style-name="T1"><text:tab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Ernst</meta:initial-creator>
    <meta:creation-date>2012-09-30T21:48:12</meta:creation-date>
    <dc:date>2012-10-01T20:23:45</dc:date>
    <dc:creator>Michael Ernst</dc:creator>
    <meta:editing-duration>P0D</meta:editing-duration>
    <meta:editing-cycles>2</meta:editing-cycles>
    <meta:generator>LibreOffice/3.5$Linux_X86_64 LibreOffice_project/350m1$Build-2</meta:generator>
    <meta:document-statistic meta:object-count="53"/>
  </office:meta>
</office:document-meta>
</file>